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language="gl" fo:country="ES"/>
    </style:style>
    <style:style style:name="P2" style:family="paragraph" style:parent-style-name="Text_20_body">
      <style:text-properties fo:language="gl" fo:country="ES" fo:font-style="italic"/>
    </style:style>
    <style:style style:name="P3" style:family="paragraph" style:parent-style-name="Text_20_body">
      <style:text-properties fo:language="gl" fo:country="ES" fo:font-weight="bold"/>
    </style:style>
    <style:style style:name="P4" style:family="paragraph" style:parent-style-name="Heading_20_1">
      <style:text-properties fo:language="gl" fo:country="ES"/>
    </style:style>
    <style:style style:name="P5" style:family="paragraph" style:parent-style-name="Heading_20_2">
      <style:text-properties fo:language="gl" fo:country="ES"/>
    </style:style>
    <style:style style:name="P6" style:family="paragraph" style:parent-style-name="Text_20_body" style:list-style-name="L1">
      <style:text-properties fo:language="gl" fo:country="ES"/>
    </style:style>
    <style:style style:name="P7" style:family="paragraph" style:parent-style-name="Text_20_body" style:list-style-name="L2">
      <style:text-properties fo:language="gl" fo:country="ES"/>
    </style:style>
    <style:style style:name="P8" style:family="paragraph" style:parent-style-name="Text_20_body" style:list-style-name="L3">
      <style:text-properties fo:language="gl" fo:country="ES"/>
    </style:style>
    <style:style style:name="P9" style:family="paragraph" style:parent-style-name="Text_20_body" style:list-style-name="L4">
      <style:text-properties fo:language="gl" fo:country="ES"/>
    </style:style>
    <style:style style:name="P10" style:family="paragraph" style:parent-style-name="Text_20_body" style:list-style-name="L5">
      <style:text-properties fo:language="gl" fo:country="ES"/>
    </style:style>
    <style:style style:name="P11" style:family="paragraph" style:parent-style-name="Text_20_body" style:list-style-name="L6">
      <style:text-properties fo:language="gl" fo:country="ES"/>
    </style:style>
    <style:style style:name="P12" style:family="paragraph" style:parent-style-name="Text_20_body" style:list-style-name="L7">
      <style:text-properties fo:language="gl" fo:country="ES"/>
    </style:style>
    <style:style style:name="P13" style:family="paragraph" style:parent-style-name="Text_20_body" style:list-style-name="L8">
      <style:text-properties fo:language="gl" fo:country="ES"/>
    </style:style>
    <style:style style:name="P14" style:family="paragraph" style:parent-style-name="Text_20_body" style:list-style-name="L9">
      <style:text-properties fo:language="gl" fo:country="ES"/>
    </style:style>
    <style:style style:name="P15" style:family="paragraph" style:parent-style-name="Text_20_body" style:list-style-name="L1">
      <style:paragraph-properties fo:margin-top="0cm" fo:margin-bottom="0cm" style:contextual-spacing="false"/>
      <style:text-properties fo:language="gl" fo:country="ES"/>
    </style:style>
    <style:style style:name="P16" style:family="paragraph" style:parent-style-name="Text_20_body" style:list-style-name="L6">
      <style:paragraph-properties fo:margin-top="0cm" fo:margin-bottom="0cm" style:contextual-spacing="false"/>
      <style:text-properties fo:language="gl" fo:country="ES"/>
    </style:style>
    <style:style style:name="P17" style:family="paragraph" style:parent-style-name="Text_20_body" style:list-style-name="L7">
      <style:paragraph-properties fo:margin-top="0cm" fo:margin-bottom="0cm" style:contextual-spacing="false"/>
      <style:text-properties fo:language="gl" fo:country="ES"/>
    </style:style>
    <style:style style:name="P18" style:family="paragraph" style:parent-style-name="Text_20_body" style:list-style-name="L8">
      <style:paragraph-properties fo:margin-top="0cm" fo:margin-bottom="0cm" style:contextual-spacing="false"/>
      <style:text-properties fo:language="gl" fo:country="ES"/>
    </style:style>
    <style:style style:name="P19" style:family="paragraph" style:parent-style-name="Text_20_body" style:list-style-name="L9">
      <style:paragraph-properties fo:margin-top="0cm" fo:margin-bottom="0cm" style:contextual-spacing="false"/>
      <style:text-properties fo:language="gl" fo:country="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weight="normal" style:font-weight-asian="normal" style:font-weight-complex="normal"/>
    </style:style>
    <style:style style:name="T5" style:family="text">
      <style:text-properties fo:language="gl" fo:country="ES"/>
    </style:style>
    <style:style style:name="T6" style:family="text">
      <style:text-properties fo:language="gl" fo:country="ES" fo:font-weight="bold"/>
    </style:style>
    <style:style style:name="T7" style:family="text">
      <style:text-properties officeooo:rsid="000434fc"/>
    </style:style>
    <style:style style:name="T8" style:family="text">
      <style:text-properties officeooo:rsid="0005ce3e"/>
    </style:style>
    <style:style style:name="T9" style:family="text">
      <style:text-properties officeooo:rsid="0005ecdc"/>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bookmark text:name="firstHeading"/>Usabilidade</text:h>
      <text:p text:style-name="P1">O neoloxismo <text:span text:style-name="T2">usabilidade</text:span> (do inglés usability -facilidade de uso-) refírese á facilidade con que as persoas poden utilizar unha ferramenta particular ou calquera outro obxecto fabricado por humanos co fin de alcanzar un obxectivo concreto. A <text:span text:style-name="T4">usabilidade</text:span> tamén pode referirse ao estudo dos principios que hai trala eficacia percibida dun obxecto. A <text:span text:style-name="T2">usabilidade</text:span> é un término que non forma parte do dicionario da Real Academia Española (RAE), aínda que é bastante habitual no ámbito da informática e a tecnoloxía.<text:line-break/>En interacción persoa-ordeador, a usabilidade refírese á claridade e a elegancia con que se deseña a interacción cun programa de ordenador ou un sitio web. O término tamén se usa a miúdo no contexto de produtos como a electrónica de consumo ou en áreas de comunicación, e en obxectos que transmiten coñecemento (por exemplo, un libro de receitas ou un documento de axuda en liña). Tamén pode referirse ao deseño eficiente de obxectos mecánicos como, por exemplo, un manubrio ou un martillo.<text:line-break/>O <text:span text:style-name="T2">grado de usabilidade</text:span> dun sistema é, pola súa banda, unha medida empírica e relativa da usabilidade do mesmo. Mídese a partir de <text:span text:style-name="T2">probas empíricas e relativas</text:span>.</text:p>
      <text:section text:style-name="Sect1" text:name="bodyContent">
        <text:section text:style-name="Sect2" text:name="mw-content-text">
          <text:p text:style-name="P1"/>
          <text:list xml:id="list4008195851823735137" text:style-name="L1">
            <text:list-item>
              <text:p text:style-name="P15"><text:span text:style-name="T1">Empírica</text:span> porque non se basea en opinións ou sensacións, senón en probas de usabilidade realizadas en laboratorio ou observadas mediante traballo de campo. </text:p>
            </text:list-item>
            <text:list-item>
              <text:p text:style-name="P6"><text:span text:style-name="T1">Relativa</text:span> porque o resultado non é nin bo nin malo, senón que depende das metas plantexadas (<text:span text:style-name="T3">polo menos o 80% dos usuarios dun determinado grupo ou tipo definido deben poder instalar con éxito o produto X en N minutos sen máis axuda que a guía rápida</text:span>) o de unha comparación con outros sistemas similares. </text:p>
            </text:list-item>
          </text:list>
          <text:p text:style-name="P1"/>
          <text:p text:style-name="P1">O concepto de usabilidade refírese a unha aplicación informática ou un aparello (hardware), aínda que tamén pode aplicarse a calquera sistema feito con algún obxectivo particular.<text:line-break/></text:p>
          <text:p text:style-name="P1">O modelo conceptual da usabilidade, proveniente do deseño centrado no usuario, non está completo sen a idea utilidade. En inglés, utilidade usabilidade é o que se coñece como usefulness.<text:line-break/>Jakob Nielsen definiu a usabilidade como o atributo de calidade que mide o fáciles que son de usar as interfaces Web.</text:p>
          <text:p text:style-name="P1"/>
          <text:h text:style-name="P5" text:outline-level="2"><text:bookmark text:name="Definiciones_formales"/>Definicións formais</text:h>
          <text:p text:style-name="P1">A Organización Internacional para a Estandarización (ISO) ofrece <text:span text:style-name="T8">dúas</text:span> definicións de usabilidade:</text:p>
          <text:p text:style-name="Text_20_body"><text:a xlink:type="simple" xlink:href="http://es.wikipedia.org/wiki/ISO_9126"><text:span text:style-name="T5">ISO/IEC 9126</text:span></text:a><text:span text:style-name="T6">:</text:span></text:p>
          <text:p text:style-name="P2">"A usabilidade refírese á capacidade dun software de ser comprendido, aprendido, usado e ser atractivo para o usuario, en condicións específicas de uso"</text:p>
          <text:p text:style-name="P1">Esta definición <text:span text:style-name="T8">fai</text:span> énfas<text:span text:style-name="T8">e</text:span> nos atributos internos <text:span text:style-name="T8">e</text:span> externos d<text:span text:style-name="T8">o</text:span> producto, os cales contribuen <text:span text:style-name="T8">o</text:span> su<text:span text:style-name="T8">a</text:span> funcionalidad<text:span text:style-name="T8">e</text:span> <text:span text:style-name="T8">e</text:span> eficiencia. <text:span text:style-name="T8">A u</text:span>sabilidad<text:span text:style-name="T8">e</text:span> depende no<text:span text:style-name="T8">n</text:span> só d<text:span text:style-name="T8">o</text:span> produto si no<text:span text:style-name="T8">n</text:span> tamén d<text:span text:style-name="T8">o</text:span> usuario. Por elo un produto no<text:span text:style-name="T8">n</text:span> <text:span text:style-name="T8">é</text:span> en ningún caso <text:span text:style-name="T8">intrinsecamente</text:span> usable, só terá a capacidad<text:span text:style-name="T8">e</text:span> de ser usado nun contexto particular <text:span text:style-name="T8">e</text:span> por usuarios particulares. <text:span text:style-name="T8">A</text:span> usabilidad<text:span text:style-name="T8">e</text:span> no<text:span text:style-name="T8">n</text:span> p<text:span text:style-name="T8">o</text:span>de ser valorada estudando un produto de mane<text:span text:style-name="T8">i</text:span>ra i<text:span text:style-name="T8">l</text:span>lada (Bevan, 1994).</text:p>
          <text:p text:style-name="P1"/>
          <text:p text:style-name="P1">Esta definición fai énfases nos atributos internos e externos do produto, os cales contribúen a súa <text:soft-page-break/>funcionalidade e eficiencia. A usabilidade depende non só do produto si non tamén do usuario. Por iso un produto non é en ningún caso intrínsecamente usable, só terá a capacidade de ser usado nun contexto particular e por usuarios particulares. A usabilidade non pode ser valorada estudando un produto de xeito illado (Bevan, 1994).</text:p>
          <text:p text:style-name="P3">ISO/IEC 9241:</text:p>
          <text:p text:style-name="P2">"Usabilidade é a eficacia, eficiencia e satisfacción coa que un produto permite acadar obxectivos específicos a usuarios específicos nun contexto de uso específico"</text:p>
          <text:p text:style-name="P1">É unha definición centrada no concepto de calidade no uso, é dicir, refírese a como o usuario realiza tarefas específicas en escenarios específicos con efectividade.</text:p>
          <text:h text:style-name="P5" text:outline-level="2"><text:bookmark text:name="Otros_aspectos_de_la_usabilidad"/>Outros aspectos da usabilidade</text:h>
          <text:p text:style-name="P1">A partir de la conceptualización levada a cabo pola ISO, se infiren os principios básicos nos que se ba<text:span text:style-name="T9">se</text:span>a a usabilidade:</text:p>
          <text:list xml:id="list4203921466692236597" text:style-name="L2">
            <text:list-item>
              <text:p text:style-name="P7"><text:span text:style-name="T1">Facilidade de Aprendizaxe</text:span>: facilidade coa que novos usuarios desenvolven unha interacción efectiva co sistema ou produto. Está relacionada coa predicibilidade, sintetización, familiaridade, a xeneralización dos coñecementos previos e a consistencia. </text:p>
            </text:list-item>
          </text:list>
          <text:list xml:id="list1730135459409552208" text:style-name="L3">
            <text:list-item>
              <text:p text:style-name="P8"><text:span text:style-name="T1">Facilidade de Uso</text:span>: facilidade coa que o usuario fai uso da ferramenta, con menos pasos ou máis naturais a súa formación específica. Ten que ver coa eficacia e eficiencia da ferramenta. </text:p>
            </text:list-item>
          </text:list>
          <text:list xml:id="list8720357650880157086" text:style-name="L4">
            <text:list-item>
              <text:p text:style-name="P9"><text:span text:style-name="T1">Flexibilidade</text:span>: relativa á variedade de posibilidades coas que o usuario e o sistema poden intercambiar información. Tamén abarca a posibilidade de diálogo, a multiplicidade de vías para realizar la tarefa, similitude con tarefas anteriores e a optimización entre o usuario e o sistema. </text:p>
            </text:list-item>
          </text:list>
          <text:list xml:id="list6714974305266149253" text:style-name="L5">
            <text:list-item>
              <text:p text:style-name="P10"><text:span text:style-name="T1">Robustez</text:span>: é o nivel de apoio o usuario que facilita o cumprimento dos seus obxectivos. Está relacionada coa capacidade de observación do usuario, de recuperación de información e de axuste da tarefa o usuario. </text:p>
            </text:list-item>
          </text:list>
          <text:p text:style-name="P1">En informática, a usabilidade está moi relacionada coa accesibilidade, ata o punto de que algúns expertos consideran que unha forma parte da outra ou viceversa. Un destes expertos e gurú da usabilidade nas contornas web é Jakob Nielsen, quen definiu a usabilidade no 2003 como "un atributo de calidade que mide o fáciles de usar que son as interfaces web".<text:line-break/></text:p>
          <text:p text:style-name="P1">Outra definición clarificadora é a de Redish (2000), para quen é preciso deseñar sitios web para que os usuarios sexan capaces de "atopar o que necesitan, entender o que atopan e actuar apropiadamente... dentro do tempo e esforzo que eles consideran adecuado para esa tarefa".<text:line-break/>A usabilidade polo tanto diríxese a conseguir o obxectivo de satisfacer máis aos usuarios, cun sitio web máis eficaz e eficiente.</text:p>
          <text:p text:style-name="P1"><text:line-break/>Fóra do ámbito informático, a usabilidade está máis relacionada coa ergonomía e os factores humanos.</text:p>
          <text:p text:style-name="P1"><text:line-break/>A ergonomía parte dos principios do deseño universal ou deseño para todos. A boa ergonomía pode lograrse mediante o deseño centrado no usuario (que non necesariamente dirixido por el), aínda que se empregan diversas técnicas. O deseñador de ergonomía proporciona un punto de vista independente das metas da programación porque o papel do deseñador é actuar como defensor do usuario. Por exemplo, tras interactuar cos usuarios, o deseñador de ergonomía pode identificar necesidades funcionais ou erros de deseño que non sexan anticipados.</text:p>
          <text:p text:style-name="P1"><text:soft-page-break/></text:p>
          <text:p text:style-name="P1">La ergonomía <text:span text:style-name="T7">inclúe</text:span> consideracións como:</text:p>
          <text:list xml:id="list4445955749081284784" text:style-name="L6">
            <text:list-item>
              <text:p text:style-name="P16">Quen son os usuarios, cales seus coñecementos, e que poden aprender? </text:p>
            </text:list-item>
            <text:list-item>
              <text:p text:style-name="P16">Que queren ou necesitan facer los usuarios? </text:p>
            </text:list-item>
            <text:list-item>
              <text:p text:style-name="P16">Cal e a formación xeral dos usuarios? </text:p>
            </text:list-item>
            <text:list-item>
              <text:p text:style-name="P16">Cal é o contexto en que o usuario está traballando? </text:p>
            </text:list-item>
            <text:list-item>
              <text:p text:style-name="P11">Que debe deixarse á máquina? Que o usuario? </text:p>
            </text:list-item>
          </text:list>
          <text:p text:style-name="P1">As respostas a estas preguntas poden conseguirse realizando análises de usuarios e tarefas o principio del proxecto.</text:p>
          <text:p text:style-name="P1">Outras consideracións inclúen:</text:p>
          <text:list xml:id="list4368722731502908818" text:style-name="L7">
            <text:list-item>
              <text:p text:style-name="P17">Poden os usuarios realizar facilmente súas tarefas previstas? Por exemplo, poden os usuarios realizar as tarefas previstas á velocidade esperada? </text:p>
            </text:list-item>
            <text:list-item>
              <text:p text:style-name="P17">Canta preparación necesitan os usuarios? </text:p>
            </text:list-item>
            <text:list-item>
              <text:p text:style-name="P17">Que documentación ou outro material de apoio está dispoñible para axudar o usuario? Pode <text:span text:style-name="T9">e</text:span>ste achar as respostas que buscan nestes medios? </text:p>
            </text:list-item>
            <text:list-item>
              <text:p text:style-name="P17">Cales e cantos erros cometen os usuarios cando interactúan co produto? </text:p>
            </text:list-item>
            <text:list-item>
              <text:p text:style-name="P17">Pode o usuario recuperarse dos erros? Que farán os usuarios para recuperarse dos erros? Axuda o produto os usuarios a recuperarse dos erros? Por exemplo, mostra o software mensaxes de erros informativos e non ameazantes? </text:p>
            </text:list-item>
            <text:list-item>
              <text:p text:style-name="P12">Se tomaron medidas para cubrir as necesidades especiais dos usuarios con discapacidades? É dicir, se tivo en conta a accesibilidade?) </text:p>
            </text:list-item>
          </text:list>
          <text:p text:style-name="P1">Exemplos de técnicas para achar resposta a estas e outras cuestións son: análises de requisitos enfocado o usuario, construción de perfiles de usuarios e probas de usabilidade.</text:p>
          <text:h text:style-name="P5" text:outline-level="2"/>
          <text:h text:style-name="P5" text:outline-level="2"><text:bookmark text:name="Beneficios_de_la_usabilidad"/>Beneficios da usabilidade</text:h>
          <text:p text:style-name="P1">Entre os princip<text:span text:style-name="T7">ai</text:span>s beneficios <text:span text:style-name="T7">encóntranse</text:span>:</text:p>
          <text:list xml:id="list4391022099878415511" text:style-name="L8">
            <text:list-item>
              <text:p text:style-name="P18">Redución dos custes de aprendizaxe e esforzos. </text:p>
            </text:list-item>
            <text:list-item>
              <text:p text:style-name="P18">Diminución dos custes de asistencia e axuda o usuario. </text:p>
            </text:list-item>
            <text:list-item>
              <text:p text:style-name="P18">Diminución na taxa de erros cometidos polo usuario o do retraballo. </text:p>
            </text:list-item>
            <text:list-item>
              <text:p text:style-name="P18">Optimización dos custes de deseño, redeseño e mantemento. </text:p>
            </text:list-item>
            <text:list-item>
              <text:p text:style-name="P18">Aumento da taxa de conversión de visitantes a clientes dun sitio web. </text:p>
            </text:list-item>
            <text:list-item>
              <text:p text:style-name="P18">Aumento da satisfacción e comodidade do usuario. </text:p>
            </text:list-item>
            <text:list-item>
              <text:p text:style-name="P18">Mellora a imaxe e o prestixio. </text:p>
            </text:list-item>
            <text:list-item>
              <text:p text:style-name="P13">Mellora a calidade de vida dos usuarios, xa que reduce o seu estres, incrementa a satisfacción e a produtividade. </text:p>
            </text:list-item>
          </text:list>
          <text:p text:style-name="P1">Todos estes beneficios implican unha redución e optimización xeral dos custos de produción, así como un aumento na <text:span text:style-name="T7">produtividade.</text:span> A usabilidade permite maior rapidez na realización de tarefas e reduce as perdas de tempo.<text:line-break/>Un caso real, logo de ser redeseñado prestándose especial atención á usabilidade, o sitio web de IBM incrementou as súas vendas nun 400% (InfoWorld, 1999).<text:line-break/>Segundo a fundación SIDAR, o establecemento duns principios de deseño en enxeñería de usabilidade han ter como consecuencia probada:<text:line-break/>Todos estes beneficios implican una redución e optimización xeral dos custes de produción, así <text:soft-page-break/>como un aumento na produtividade. A usabilidade permite maior rapidez na realización de tarefas e reduce as perdas de tempo.</text:p>
          <text:p text:style-name="P1"/>
          <text:p text:style-name="P1">Un caso real, logo de ser redeseñado prestándose especial atención á usabilidade, o sitio web de IBM incrementou as súas vendas nun 400% (InfoWorld, 1999).<text:line-break/>Segundo a fundación SIDAR, o establecemento duns principios de deseño en enxeñería de usabilidade han ter como consecuencia probada:</text:p>
          <text:p text:style-name="P1"/>
          <text:list xml:id="list8059038399819992614" text:style-name="L9">
            <text:list-item>
              <text:p text:style-name="P19">Unha redución dos custes de produción: os custes <text:s/>e tempos de desenvolvemento totais poden ser reducidos evitando o sobredeseño e reducindo o número de cambios posteriores requiridos no produto. </text:p>
            </text:list-item>
            <text:list-item>
              <text:p text:style-name="P19">Redución dos custes de mantemento e apoio: os sistemas que son fáciles de usar requiren menos adestramento, menos soporte para o usuario e menos mantemento. </text:p>
            </text:list-item>
            <text:list-item>
              <text:p text:style-name="P19">Redución dos custes de uso: os sistemas que mellor se axustan as necesidades do usuario melloran a productividade e a calidade das accións e as decisións. Os sistemas máis fáciles de utilizar reducen o esforzo (stress) e permiten os traballadores manexar unha variedade máis ampla de tarefas. Os sistemas difíciles de usar diminúen a saúde, benestar e motivación. Amais poden incrementar o absentismo. Tales sistemas supoñen perdas nos tempos de uso <text:s/>e non son explotados na súa totalidade na medida en que o usuario perde interese no uso das características avanzadas do sistema, que nalgúns casos poderían non utilizarse nunca. </text:p>
            </text:list-item>
            <text:list-item>
              <text:p text:style-name="P14">Mellora na calidade do produto: o deseño centrado no usuario resulta en produtos de maior calidade de uso, máis competitivos nun mercado que demanda produtos de fácil uso. </text:p>
            </text:list-item>
          </text:list>
          <text:h text:style-name="P5" text:outline-level="2"/>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gl"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gl"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0T09:54:24.93</meta:creation-date>
    <dc:date>2016-01-08T11:08:53.119956389</dc:date>
    <meta:editing-duration>PT7H47M1S</meta:editing-duration>
    <meta:editing-cycles>6</meta:editing-cycles>
    <meta:generator>LibreOffice/4.2.8.2$Linux_X86_64 LibreOffice_project/420m0$Build-2</meta:generator>
    <meta:document-statistic meta:table-count="0" meta:image-count="0" meta:object-count="0" meta:page-count="4" meta:paragraph-count="56" meta:word-count="1619" meta:character-count="10209" meta:non-whitespace-character-count="8640"/>
  </office:meta>
</office:document-meta>
</file>